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08e" officeooo:paragraph-rsid="0009808e"/>
    </style:style>
    <style:style style:name="P2" style:family="paragraph" style:parent-style-name="Standard">
      <style:text-properties officeooo:rsid="000ae451" officeooo:paragraph-rsid="000ae451"/>
    </style:style>
    <style:style style:name="P3" style:family="paragraph" style:parent-style-name="Standard">
      <style:text-properties officeooo:rsid="000b5c3c" officeooo:paragraph-rsid="000b5c3c"/>
    </style:style>
    <style:style style:name="P4" style:family="paragraph" style:parent-style-name="Standard">
      <style:text-properties officeooo:rsid="000e45fe" officeooo:paragraph-rsid="000e45fe"/>
    </style:style>
    <style:style style:name="P5" style:family="paragraph" style:parent-style-name="Standard">
      <style:text-properties officeooo:rsid="000e45fe" officeooo:paragraph-rsid="002b27b0"/>
    </style:style>
    <style:style style:name="P6" style:family="paragraph" style:parent-style-name="Standard">
      <style:text-properties officeooo:rsid="00160fe4" officeooo:paragraph-rsid="00160fe4"/>
    </style:style>
    <style:style style:name="P7" style:family="paragraph" style:parent-style-name="Standard">
      <style:text-properties officeooo:rsid="0016c7dc" officeooo:paragraph-rsid="0016c7dc"/>
    </style:style>
    <style:style style:name="P8" style:family="paragraph" style:parent-style-name="Standard">
      <style:text-properties officeooo:rsid="00171bed" officeooo:paragraph-rsid="00171bed"/>
    </style:style>
    <style:style style:name="P9" style:family="paragraph" style:parent-style-name="Standard">
      <style:text-properties officeooo:rsid="00174388" officeooo:paragraph-rsid="00174388"/>
    </style:style>
    <style:style style:name="P10" style:family="paragraph" style:parent-style-name="Standard">
      <style:text-properties officeooo:rsid="001870f5" officeooo:paragraph-rsid="001870f5"/>
    </style:style>
    <style:style style:name="P11" style:family="paragraph" style:parent-style-name="Standard">
      <style:text-properties officeooo:rsid="0019fc8f" officeooo:paragraph-rsid="0019fc8f"/>
    </style:style>
    <style:style style:name="P12" style:family="paragraph" style:parent-style-name="Standard">
      <style:text-properties officeooo:rsid="0019fc8f" officeooo:paragraph-rsid="0020a9b9"/>
    </style:style>
    <style:style style:name="P13" style:family="paragraph" style:parent-style-name="Standard">
      <style:text-properties officeooo:rsid="001af217" officeooo:paragraph-rsid="001af217"/>
    </style:style>
    <style:style style:name="P14" style:family="paragraph" style:parent-style-name="Standard">
      <style:text-properties officeooo:rsid="001d166e" officeooo:paragraph-rsid="001d166e"/>
    </style:style>
    <style:style style:name="P15" style:family="paragraph" style:parent-style-name="Standard">
      <style:text-properties officeooo:rsid="001d166e" officeooo:paragraph-rsid="003371e3"/>
    </style:style>
    <style:style style:name="P16" style:family="paragraph" style:parent-style-name="Standard">
      <style:text-properties officeooo:rsid="001d166e" officeooo:paragraph-rsid="0037f78c"/>
    </style:style>
    <style:style style:name="P17" style:family="paragraph" style:parent-style-name="Standard">
      <style:text-properties officeooo:rsid="0020a9b9" officeooo:paragraph-rsid="0020a9b9"/>
    </style:style>
    <style:style style:name="P18" style:family="paragraph" style:parent-style-name="Standard">
      <style:text-properties officeooo:rsid="0021b045" officeooo:paragraph-rsid="0021b045"/>
    </style:style>
    <style:style style:name="P19" style:family="paragraph" style:parent-style-name="Standard">
      <style:text-properties officeooo:rsid="0022190e" officeooo:paragraph-rsid="0022190e"/>
    </style:style>
    <style:style style:name="P20" style:family="paragraph" style:parent-style-name="Standard">
      <style:text-properties officeooo:rsid="00228e39" officeooo:paragraph-rsid="00228e39"/>
    </style:style>
    <style:style style:name="P21" style:family="paragraph" style:parent-style-name="Standard">
      <style:text-properties officeooo:rsid="00248b3d" officeooo:paragraph-rsid="00248b3d"/>
    </style:style>
    <style:style style:name="P22" style:family="paragraph" style:parent-style-name="Standard">
      <style:text-properties officeooo:rsid="0026ae23" officeooo:paragraph-rsid="0026ae23"/>
    </style:style>
    <style:style style:name="P23" style:family="paragraph" style:parent-style-name="Standard">
      <style:text-properties officeooo:rsid="00270b7d" officeooo:paragraph-rsid="00270b7d"/>
    </style:style>
    <style:style style:name="P24" style:family="paragraph" style:parent-style-name="Standard">
      <style:text-properties officeooo:rsid="00284055" officeooo:paragraph-rsid="00284055"/>
    </style:style>
    <style:style style:name="P25" style:family="paragraph" style:parent-style-name="Standard">
      <style:text-properties officeooo:rsid="00295eb4" officeooo:paragraph-rsid="00295eb4"/>
    </style:style>
    <style:style style:name="P26" style:family="paragraph" style:parent-style-name="Standard">
      <style:text-properties officeooo:rsid="002a3f27" officeooo:paragraph-rsid="002a3f27"/>
    </style:style>
    <style:style style:name="P27" style:family="paragraph" style:parent-style-name="Standard">
      <style:text-properties officeooo:rsid="002a9f03" officeooo:paragraph-rsid="002a9f03"/>
    </style:style>
    <style:style style:name="P28" style:family="paragraph" style:parent-style-name="Standard">
      <style:text-properties officeooo:rsid="002adf08" officeooo:paragraph-rsid="002adf08"/>
    </style:style>
    <style:style style:name="P29" style:family="paragraph" style:parent-style-name="Standard">
      <style:text-properties officeooo:rsid="002b27b0" officeooo:paragraph-rsid="002b27b0"/>
    </style:style>
    <style:style style:name="P30" style:family="paragraph" style:parent-style-name="Standard">
      <style:text-properties officeooo:rsid="000d96ed" officeooo:paragraph-rsid="000d96ed"/>
    </style:style>
    <style:style style:name="P31" style:family="paragraph" style:parent-style-name="Standard">
      <style:text-properties officeooo:rsid="002fe5ca" officeooo:paragraph-rsid="002fe5ca"/>
    </style:style>
    <style:style style:name="P32" style:family="paragraph" style:parent-style-name="Standard">
      <style:text-properties officeooo:rsid="003371e3" officeooo:paragraph-rsid="001d166e"/>
    </style:style>
    <style:style style:name="P33" style:family="paragraph" style:parent-style-name="Standard">
      <style:text-properties officeooo:rsid="003371e3" officeooo:paragraph-rsid="003371e3"/>
    </style:style>
    <style:style style:name="P34" style:family="paragraph" style:parent-style-name="Standard">
      <style:text-properties officeooo:rsid="00337978" officeooo:paragraph-rsid="0037f78c"/>
    </style:style>
    <style:style style:name="P35" style:family="paragraph" style:parent-style-name="Standard">
      <style:text-properties officeooo:rsid="0033f1de" officeooo:paragraph-rsid="0033f1de"/>
    </style:style>
    <style:style style:name="P36" style:family="paragraph" style:parent-style-name="Standard">
      <style:text-properties officeooo:rsid="0034c456" officeooo:paragraph-rsid="0034c456"/>
    </style:style>
    <style:style style:name="P37" style:family="paragraph" style:parent-style-name="Standard">
      <style:text-properties officeooo:rsid="0037f78c" officeooo:paragraph-rsid="0037f78c"/>
    </style:style>
    <style:style style:name="P38" style:family="paragraph" style:parent-style-name="Standard">
      <style:text-properties officeooo:rsid="003d29c5" officeooo:paragraph-rsid="003d29c5"/>
    </style:style>
    <style:style style:name="P39" style:family="paragraph" style:parent-style-name="Standard">
      <style:text-properties officeooo:rsid="004148c3" officeooo:paragraph-rsid="004148c3"/>
    </style:style>
    <style:style style:name="P40" style:family="paragraph" style:parent-style-name="Standard">
      <style:text-properties officeooo:rsid="0045a5b4" officeooo:paragraph-rsid="0045a5b4"/>
    </style:style>
    <style:style style:name="P41" style:family="paragraph" style:parent-style-name="Standard">
      <style:text-properties officeooo:rsid="0040f497" officeooo:paragraph-rsid="0040f497"/>
    </style:style>
    <style:style style:name="P42" style:family="paragraph" style:parent-style-name="Standard">
      <style:text-properties officeooo:rsid="0043013d" officeooo:paragraph-rsid="0043013d"/>
    </style:style>
    <style:style style:name="P43" style:family="paragraph" style:parent-style-name="Standard">
      <style:text-properties officeooo:rsid="00491211" officeooo:paragraph-rsid="00491211"/>
    </style:style>
    <style:style style:name="P44" style:family="paragraph" style:parent-style-name="Standard">
      <style:text-properties officeooo:rsid="0048c34b" officeooo:paragraph-rsid="0048c34b"/>
    </style:style>
    <style:style style:name="P45" style:family="paragraph" style:parent-style-name="Standard">
      <style:text-properties officeooo:rsid="00536cff" officeooo:paragraph-rsid="00536cff"/>
    </style:style>
    <style:style style:name="P46" style:family="paragraph" style:parent-style-name="Standard">
      <style:text-properties officeooo:rsid="00536cff" officeooo:paragraph-rsid="0053a051"/>
    </style:style>
    <style:style style:name="P47" style:family="paragraph" style:parent-style-name="Standard">
      <style:text-properties officeooo:rsid="0054dd56" officeooo:paragraph-rsid="0054dd56"/>
    </style:style>
    <style:style style:name="P48" style:family="paragraph" style:parent-style-name="Standard">
      <style:text-properties officeooo:rsid="0056d7cc" officeooo:paragraph-rsid="0056d7cc"/>
    </style:style>
    <style:style style:name="P49" style:family="paragraph" style:parent-style-name="Standard">
      <style:text-properties officeooo:rsid="0058913b" officeooo:paragraph-rsid="0058913b"/>
    </style:style>
    <style:style style:name="P50" style:family="paragraph" style:parent-style-name="Standard">
      <style:text-properties officeooo:rsid="005edfa9" officeooo:paragraph-rsid="005edfa9"/>
    </style:style>
    <style:style style:name="P51" style:family="paragraph" style:parent-style-name="Standard">
      <style:text-properties officeooo:rsid="0069e78e" officeooo:paragraph-rsid="0056d7cc"/>
    </style:style>
    <style:style style:name="P52" style:family="paragraph" style:parent-style-name="Standard">
      <style:text-properties officeooo:rsid="006ef1b3" officeooo:paragraph-rsid="006ef1b3"/>
    </style:style>
    <style:style style:name="P53" style:family="paragraph" style:parent-style-name="Standard">
      <style:text-properties officeooo:rsid="006ef1b3" officeooo:paragraph-rsid="0071a1dc"/>
    </style:style>
    <style:style style:name="P54" style:family="paragraph" style:parent-style-name="Standard">
      <style:text-properties officeooo:rsid="006fd6bf" officeooo:paragraph-rsid="006fd6bf"/>
    </style:style>
    <style:style style:name="P55" style:family="paragraph" style:parent-style-name="Standard">
      <style:text-properties officeooo:rsid="0078f7d1" officeooo:paragraph-rsid="0078f7d1"/>
    </style:style>
    <style:style style:name="P56" style:family="paragraph" style:parent-style-name="Standard">
      <style:text-properties officeooo:rsid="00795887" officeooo:paragraph-rsid="00795887"/>
    </style:style>
    <style:style style:name="P57" style:family="paragraph" style:parent-style-name="Standard">
      <style:text-properties officeooo:rsid="007ad115" officeooo:paragraph-rsid="007ad115"/>
    </style:style>
    <style:style style:name="P58" style:family="paragraph" style:parent-style-name="Standard">
      <style:text-properties officeooo:paragraph-rsid="007ad115"/>
    </style:style>
    <style:style style:name="P59" style:family="paragraph" style:parent-style-name="Standard">
      <style:text-properties officeooo:rsid="007fc9dc" officeooo:paragraph-rsid="007fc9dc"/>
    </style:style>
    <style:style style:name="P60" style:family="paragraph" style:parent-style-name="Standard">
      <style:text-properties officeooo:rsid="0081ba02" officeooo:paragraph-rsid="0081ba02"/>
    </style:style>
    <style:style style:name="P61" style:family="paragraph" style:parent-style-name="Standard">
      <style:text-properties officeooo:rsid="0082f455" officeooo:paragraph-rsid="0082f455"/>
    </style:style>
    <style:style style:name="P62" style:family="paragraph" style:parent-style-name="Standard">
      <style:text-properties officeooo:rsid="00864036" officeooo:paragraph-rsid="00864036"/>
    </style:style>
    <style:style style:name="P63" style:family="paragraph" style:parent-style-name="Standard">
      <style:text-properties officeooo:rsid="00854542" officeooo:paragraph-rsid="00854542"/>
    </style:style>
    <style:style style:name="P64" style:family="paragraph" style:parent-style-name="Standard">
      <style:text-properties officeooo:rsid="0087175c" officeooo:paragraph-rsid="0087175c"/>
    </style:style>
    <style:style style:name="P65" style:family="paragraph" style:parent-style-name="Standard">
      <style:text-properties officeooo:rsid="008a0deb" officeooo:paragraph-rsid="008a0deb"/>
    </style:style>
    <style:style style:name="P66" style:family="paragraph" style:parent-style-name="Standard">
      <style:text-properties officeooo:rsid="008b8824" officeooo:paragraph-rsid="008b8824"/>
    </style:style>
    <style:style style:name="P67" style:family="paragraph" style:parent-style-name="Standard">
      <style:text-properties officeooo:rsid="008e87d7" officeooo:paragraph-rsid="008e87d7"/>
    </style:style>
    <style:style style:name="P68" style:family="paragraph" style:parent-style-name="Standard">
      <style:text-properties officeooo:rsid="00913135" officeooo:paragraph-rsid="00913135"/>
    </style:style>
    <style:style style:name="P69" style:family="paragraph" style:parent-style-name="Standard">
      <style:paragraph-properties fo:break-before="page"/>
      <style:text-properties officeooo:rsid="00171bed" officeooo:paragraph-rsid="00171bed"/>
    </style:style>
    <style:style style:name="P70" style:family="paragraph" style:parent-style-name="Standard">
      <style:paragraph-properties fo:break-before="page"/>
      <style:text-properties officeooo:rsid="003cde87" officeooo:paragraph-rsid="003cde87"/>
    </style:style>
    <style:style style:name="P71" style:family="paragraph" style:parent-style-name="Standard">
      <style:paragraph-properties fo:break-before="page"/>
      <style:text-properties officeooo:rsid="0020a9b9" officeooo:paragraph-rsid="0020a9b9"/>
    </style:style>
    <style:style style:name="P72" style:family="paragraph" style:parent-style-name="Standard">
      <style:paragraph-properties fo:break-before="page"/>
      <style:text-properties officeooo:rsid="0009808e" officeooo:paragraph-rsid="0009808e"/>
    </style:style>
    <style:style style:name="P73" style:family="paragraph" style:parent-style-name="Standard">
      <style:paragraph-properties fo:break-before="page"/>
      <style:text-properties officeooo:paragraph-rsid="007ad115"/>
    </style:style>
    <style:style style:name="P74" style:family="paragraph" style:parent-style-name="Standard">
      <style:paragraph-properties fo:break-before="page"/>
      <style:text-properties officeooo:rsid="0081ba02" officeooo:paragraph-rsid="0081ba02"/>
    </style:style>
    <style:style style:name="P75" style:family="paragraph" style:parent-style-name="Standard">
      <style:paragraph-properties fo:break-before="page"/>
      <style:text-properties officeooo:rsid="00559196" officeooo:paragraph-rsid="00559196"/>
    </style:style>
    <style:style style:name="T1" style:family="text">
      <style:text-properties officeooo:rsid="000ae451"/>
    </style:style>
    <style:style style:name="T2" style:family="text">
      <style:text-properties officeooo:rsid="000b5c3c"/>
    </style:style>
    <style:style style:name="T3" style:family="text">
      <style:text-properties officeooo:rsid="000be948"/>
    </style:style>
    <style:style style:name="T4" style:family="text">
      <style:text-properties officeooo:rsid="000e45fe"/>
    </style:style>
    <style:style style:name="T5" style:family="text">
      <style:text-properties officeooo:rsid="000faef2"/>
    </style:style>
    <style:style style:name="T6" style:family="text">
      <style:text-properties officeooo:rsid="0010c78a"/>
    </style:style>
    <style:style style:name="T7" style:family="text">
      <style:text-properties officeooo:rsid="0011a369"/>
    </style:style>
    <style:style style:name="T8" style:family="text">
      <style:text-properties officeooo:rsid="0012cd82"/>
    </style:style>
    <style:style style:name="T9" style:family="text">
      <style:text-properties officeooo:rsid="00131f05"/>
    </style:style>
    <style:style style:name="T10" style:family="text">
      <style:text-properties officeooo:rsid="0014156d"/>
    </style:style>
    <style:style style:name="T11" style:family="text">
      <style:text-properties officeooo:rsid="00160fe4"/>
    </style:style>
    <style:style style:name="T12" style:family="text">
      <style:text-properties officeooo:rsid="00174388"/>
    </style:style>
    <style:style style:name="T13" style:family="text">
      <style:text-properties officeooo:rsid="001a622f"/>
    </style:style>
    <style:style style:name="T14" style:family="text">
      <style:text-properties officeooo:rsid="001af217"/>
    </style:style>
    <style:style style:name="T15" style:family="text">
      <style:text-properties officeooo:rsid="001b3f05"/>
    </style:style>
    <style:style style:name="T16" style:family="text">
      <style:text-properties officeooo:rsid="001e3509"/>
    </style:style>
    <style:style style:name="T17" style:family="text">
      <style:text-properties officeooo:rsid="001e9f55"/>
    </style:style>
    <style:style style:name="T18" style:family="text">
      <style:text-properties style:text-position="super 58%"/>
    </style:style>
    <style:style style:name="T19" style:family="text">
      <style:text-properties officeooo:rsid="00284055"/>
    </style:style>
    <style:style style:name="T20" style:family="text">
      <style:text-properties officeooo:rsid="0029a43a"/>
    </style:style>
    <style:style style:name="T21" style:family="text">
      <style:text-properties officeooo:rsid="002a2124"/>
    </style:style>
    <style:style style:name="T22" style:family="text">
      <style:text-properties officeooo:rsid="002b27b0"/>
    </style:style>
    <style:style style:name="T23" style:family="text">
      <style:text-properties fo:font-style="italic" officeooo:rsid="002b27b0" style:font-style-asian="italic" style:font-style-complex="italic"/>
    </style:style>
    <style:style style:name="T24" style:family="text">
      <style:text-properties officeooo:rsid="002b76f7"/>
    </style:style>
    <style:style style:name="T25" style:family="text">
      <style:text-properties officeooo:rsid="002d5bb1"/>
    </style:style>
    <style:style style:name="T26" style:family="text">
      <style:text-properties officeooo:rsid="00327dbc"/>
    </style:style>
    <style:style style:name="T27" style:family="text">
      <style:text-properties officeooo:rsid="00337978"/>
    </style:style>
    <style:style style:name="T28" style:family="text">
      <style:text-properties officeooo:rsid="0033f1de"/>
    </style:style>
    <style:style style:name="T29" style:family="text">
      <style:text-properties officeooo:rsid="0034c456"/>
    </style:style>
    <style:style style:name="T30" style:family="text">
      <style:text-properties officeooo:rsid="0035e0d5"/>
    </style:style>
    <style:style style:name="T31" style:family="text">
      <style:text-properties officeooo:rsid="00373862"/>
    </style:style>
    <style:style style:name="T32" style:family="text">
      <style:text-properties officeooo:rsid="0037f78c"/>
    </style:style>
    <style:style style:name="T33" style:family="text">
      <style:text-properties officeooo:rsid="0039dbc4"/>
    </style:style>
    <style:style style:name="T34" style:family="text">
      <style:text-properties officeooo:rsid="003e6376"/>
    </style:style>
    <style:style style:name="T35" style:family="text">
      <style:text-properties officeooo:rsid="0046f9d4"/>
    </style:style>
    <style:style style:name="T36" style:family="text">
      <style:text-properties officeooo:rsid="00491211"/>
    </style:style>
    <style:style style:name="T37" style:family="text">
      <style:text-properties officeooo:rsid="004ac88c"/>
    </style:style>
    <style:style style:name="T38" style:family="text">
      <style:text-properties officeooo:rsid="004b374a"/>
    </style:style>
    <style:style style:name="T39" style:family="text">
      <style:text-properties officeooo:rsid="004cd291"/>
    </style:style>
    <style:style style:name="T40" style:family="text">
      <style:text-properties officeooo:rsid="004e40d1"/>
    </style:style>
    <style:style style:name="T41" style:family="text">
      <style:text-properties officeooo:rsid="0053a051"/>
    </style:style>
    <style:style style:name="T42" style:family="text">
      <style:text-properties officeooo:rsid="0054dd56"/>
    </style:style>
    <style:style style:name="T43" style:family="text">
      <style:text-properties officeooo:rsid="0056d1ef"/>
    </style:style>
    <style:style style:name="T44" style:family="text">
      <style:text-properties officeooo:rsid="0058913b"/>
    </style:style>
    <style:style style:name="T45" style:family="text">
      <style:text-properties officeooo:rsid="0059311a"/>
    </style:style>
    <style:style style:name="T46" style:family="text">
      <style:text-properties officeooo:rsid="0059331c"/>
    </style:style>
    <style:style style:name="T47" style:family="text">
      <style:text-properties officeooo:rsid="005d3f58"/>
    </style:style>
    <style:style style:name="T48" style:family="text">
      <style:text-properties officeooo:rsid="0061f01b"/>
    </style:style>
    <style:style style:name="T49" style:family="text">
      <style:text-properties officeooo:rsid="00644680"/>
    </style:style>
    <style:style style:name="T50" style:family="text">
      <style:text-properties officeooo:rsid="006fe1d9"/>
    </style:style>
    <style:style style:name="T51" style:family="text">
      <style:text-properties officeooo:rsid="00714332"/>
    </style:style>
    <style:style style:name="T52" style:family="text">
      <style:text-properties officeooo:rsid="0071a1dc"/>
    </style:style>
    <style:style style:name="T53" style:family="text">
      <style:text-properties officeooo:rsid="0073339b"/>
    </style:style>
    <style:style style:name="T54" style:family="text">
      <style:text-properties officeooo:rsid="0075ca28"/>
    </style:style>
    <style:style style:name="T55" style:family="text">
      <style:text-properties officeooo:rsid="007ad115"/>
    </style:style>
    <style:style style:name="T56" style:family="text">
      <style:text-properties fo:font-variant="normal" fo:text-transform="none" fo:color="#000000" style:font-name="Times New Roman" fo:font-size="12pt" fo:letter-spacing="normal" fo:font-style="normal" fo:font-weight="normal" style:font-size-asian="12pt" style:font-size-complex="12pt"/>
    </style:style>
    <style:style style:name="T57" style:family="text">
      <style:text-properties style:font-name="Times New Roman" fo:font-size="12pt" officeooo:rsid="007ad115" style:font-size-asian="12pt" style:font-size-complex="12pt"/>
    </style:style>
    <style:style style:name="T58" style:family="text">
      <style:text-properties style:font-name="Times New Roman" fo:font-size="12pt" officeooo:rsid="007b8661" style:font-size-asian="12pt" style:font-size-complex="12pt"/>
    </style:style>
    <style:style style:name="T59" style:family="text">
      <style:text-properties style:font-name="Times New Roman" fo:font-size="12pt" officeooo:rsid="007d3378" style:font-size-asian="12pt" style:font-size-complex="12pt"/>
    </style:style>
    <style:style style:name="T60" style:family="text">
      <style:text-properties officeooo:rsid="007f5914"/>
    </style:style>
    <style:style style:name="T61" style:family="text">
      <style:text-properties officeooo:rsid="0081ba02"/>
    </style:style>
    <style:style style:name="T62" style:family="text">
      <style:text-properties officeooo:rsid="0082ebf3"/>
    </style:style>
    <style:style style:name="T63" style:family="text">
      <style:text-properties officeooo:rsid="0082f455"/>
    </style:style>
    <style:style style:name="T64" style:family="text">
      <style:text-properties officeooo:rsid="0083ee76"/>
    </style:style>
    <style:style style:name="T65" style:family="text">
      <style:text-properties officeooo:rsid="00864036"/>
    </style:style>
    <style:style style:name="T66" style:family="text">
      <style:text-properties officeooo:rsid="0087175c"/>
    </style:style>
    <style:style style:name="T67" style:family="text">
      <style:text-properties officeooo:rsid="008a0deb"/>
    </style:style>
    <style:style style:name="T68" style:family="text">
      <style:text-properties officeooo:rsid="008a484d"/>
    </style:style>
    <style:style style:name="T69" style:family="text">
      <style:text-properties officeooo:rsid="008b6c83"/>
    </style:style>
    <style:style style:name="T70" style:family="text">
      <style:text-properties officeooo:rsid="00905043"/>
    </style:style>
    <style:style style:name="T71" style:family="text">
      <style:text-properties officeooo:rsid="00926086"/>
    </style:style>
    <style:style style:name="T72" style:family="text">
      <style:text-properties officeooo:rsid="00931c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monia: a screenplay</text:p>
      <text:p text:style-name="P56"/>
      <text:p text:style-name="P48">Cast:</text:p>
      <text:p text:style-name="P51"/>
      <text:p text:style-name="P48">Sherlock –<text:span text:style-name="T46">short Latino male, black hair, brown eyes, fighter/weak as fuck, Atlas Syndrome</text:span></text:p>
      <text:p text:style-name="P48">Gent Josuke Jorast (JoJo) –<text:span text:style-name="T44">asian male, black hair, grey eyes, fighter</text:span></text:p>
      <text:p text:style-name="P50"><text:span text:style-name="T49">Riot</text:span>—<text:span text:style-name="T48">curly haired ginger with freckles and green eyes, seven foot, honest, nurse, cook</text:span></text:p>
      <text:p text:style-name="P48">Wretched –<text:span text:style-name="T44">alien (masculine?)</text:span></text:p>
      <text:p text:style-name="P49">Intel –alien (ambiguously gendered?)</text:p>
      <text:p text:style-name="P49">Scout –alien (<text:span text:style-name="T45">effeminate?</text:span>)</text:p>
      <text:p text:style-name="P48">Sniper –<text:span text:style-name="T44">white female (Survivor type with scars to show, unemotional), blonde hair, light blue eyes (Me!Me!Me! 4 eyes mask with more masculine eyes)</text:span></text:p>
      <text:p text:style-name="P48">Kitty –<text:span text:style-name="T47">Muslim female (PTSD victim female? Not to be too stereotypical), hijabs can be badass, brown hair, blue eyes</text:span></text:p>
      <text:p text:style-name="P48">Prepared Engineer –<text:span text:style-name="T45">black female (Me: black male; Alex/Kennedy: female) black hair, hazel eyes, uses Cat Claws (Magnesium Thermite) to destroy a tank.</text:span></text:p>
      <text:p text:style-name="P1"/>
      <text:p text:style-name="P63">Gent – “Do you <text:span text:style-name="T66">need</text:span> a maiming?”</text:p>
      <text:p text:style-name="P63"/>
      <text:p text:style-name="P64">“Can you salvage truth from lies”</text:p>
      <text:p text:style-name="P1"/>
      <text:p text:style-name="P52">Zombie</text:p>
      <text:p text:style-name="P52"/>
      <text:p text:style-name="P54">Civilian</text:p>
      <text:p text:style-name="P52"/>
      <text:p text:style-name="P53">Nihil –a woman/<text:span text:style-name="T50">girl</text:span> who is a philosopher. She believes in <text:span text:style-name="T51">political</text:span> nihilism and would not normally be destructive in nature, but since she believes <text:span text:style-name="T53">all governmental constructs are an infraction upon humans' rights to freedom from laws and ethics</text:span>, she has to prove <text:span text:style-name="T60">must prove to</text:span> others <text:span text:style-name="T60">that the government is baseless</text:span> as a form of noblesse oblige (even if human lives are forfeit to prove the point). <text:span text:style-name="T54">Thought experiments on how caged animals would not ask for freedom, but instead see the cage as the world.</text:span> <text:span text:style-name="T52">http://en.wikipedia.org/wiki/Nihilism#Political_nihilism</text:span></text:p>
      <text:p text:style-name="P1"/>
      <text:p text:style-name="P1">Prequel:</text:p>
      <text:p text:style-name="P1"/>
      <text:p text:style-name="P1">Earth</text:p>
      <text:p text:style-name="P1"/>
      <text:p text:style-name="P1">Scene 1: <text:span text:style-name="T11">Home</text:span></text:p>
      <text:p text:style-name="P1"/>
      <text:p text:style-name="P1">Intro scene: child in a wheelchair <text:span text:style-name="T6">watching</text:span> the Apollo 11 launch <text:span text:style-name="T6">on the TV in the living room</text:span>. <text:s/><text:span text:style-name="T1">Cross-cut to the child's hopeful expression, illuminated by the TV screen. <text:s/>In the background, the kitchen can be seen, where Sherlock's parents can be seen in the shadows whispering.</text:span></text:p>
      <text:p text:style-name="P1"/>
      <text:p text:style-name="P2">Father <text:span text:style-name="T4">(pessimistic)</text:span>: “<text:span text:style-name="T2">The doctor said he will never walk.</text:span>” <text:span text:style-name="T11">(shown neck down)</text:span></text:p>
      <text:p text:style-name="P28">Mother (hopeful):“<text:span text:style-name="T23">Might—</text:span><text:span text:style-name="T22">just give him time and Sherlock will pull through, he's got more conviction of becoming an astronaut than [half of NASA], I'm sure he will use that determination to start walking.</text:span>”</text:p>
      <text:p text:style-name="P28">Father:“Even if he walks, there's not a chance in hell he'll become an astronaut.”</text:p>
      <text:p text:style-name="P2">Mother: “<text:span text:style-name="T3">But even kids can dream about being an astronaut; it's not unusual.</text:span>”</text:p>
      <text:p text:style-name="P30">Father <text:span text:style-name="T4">(blaming the victim)</text:span>: “<text:span text:style-name="T4">Dreaming is all in your head; though, he talks big for an eight year old. </text:span><text:soft-page-break/><text:span text:style-name="T4">It's</text:span> exactly why he's being bullied, because he doesn't know when to <text:span text:style-name="T4">give up</text:span>. <text:s/><text:span text:style-name="T4">If he'd give in sooner the older guys would get bored.”</text:span></text:p>
      <text:p text:style-name="P29">Mother (defensive): “<text:span text:style-name="T24">Maybe it's Sherlock who's bored</text:span>: it's not like he can get up and go play outside.”</text:p>
      <text:p text:style-name="P29">Father: “The kid just breezed through grade school: there's no way he can make friends anymore. There's not another kid in the world like him (and he made himself that way). You can't even empathize with a kid like him.”</text:p>
      <text:p text:style-name="P5">Mother: “Isn't it unfair though? That the other kids <text:span text:style-name="T13">aren't punished</text:span> just because they come from <text:span text:style-name="T7">rich</text:span> families? If it weren't for his condition he'd be so much stronger than all of them.”</text:p>
      <text:p text:style-name="P4">Father: “Life <text:span text:style-name="T8">hasn't been</text:span> fair <text:span text:style-name="T8">for hundreds of years</text:span>; earth is on the brink of collapse and the good will perish alongside the <text:span text:style-name="T9">evil</text:span>. No, life <text:span text:style-name="T10">was</text:span> probably never fair: it's always been survival of the fittest.” <text:span text:style-name="T5">(cross-shot of son.)</text:span></text:p>
      <text:p text:style-name="P4"/>
      <text:p text:style-name="P6">Scene 2: School</text:p>
      <text:p text:style-name="P6"/>
      <text:p text:style-name="P6"/>
      <text:p text:style-name="P6"/>
      <text:p text:style-name="P6">Scene 3: The Selection</text:p>
      <text:p text:style-name="P3"/>
      <text:p text:style-name="P1"/>
      <text:p text:style-name="P1"/>
      <text:p text:style-name="P1"/>
      <text:p text:style-name="P1"/>
      <text:p text:style-name="P1"/>
      <text:p text:style-name="P1"/>
      <text:p text:style-name="P72">Year Zero. Enter Sherlock</text:p>
      <text:p text:style-name="P1"/>
      <text:p text:style-name="P7">Breakdown of Planet “Ammonia”</text:p>
      <text:p text:style-name="P7"/>
      <text:p text:style-name="P7">Distance from Sun</text:p>
      <text:p text:style-name="P7">Eccentricity of Orbit</text:p>
      <text:p text:style-name="P7">Candle Rating of Sun</text:p>
      <text:p text:style-name="P8">Day duration in Earth hours</text:p>
      <text:p text:style-name="P8">Year duration in Earth hours</text:p>
      <text:p text:style-name="P8">Other planets in Solar System</text:p>
      <text:p text:style-name="P8">Breakdown of Moons</text:p>
      <text:p text:style-name="P8">Constellations if possible</text:p>
      <text:p text:style-name="P8">Rotation of Core (anti-UV)</text:p>
      <text:p text:style-name="P8">Air composition and atmosphere</text:p>
      <text:p text:style-name="P8">Planetary Radius – <text:span text:style-name="T72">approx. two Earth radii</text:span></text:p>
      <text:p text:style-name="P8"><text:span text:style-name="T12">Planetary </text:span>Density by layer</text:p>
      <text:p text:style-name="P8"/>
      <text:p text:style-name="P57">Habitation and Terraforming events.</text:p>
      <text:p text:style-name="P57"/>
      <text:p text:style-name="P59">Shoping for individuals in cryocells.</text:p>
      <text:p text:style-name="P57"/>
      <text:p text:style-name="P57">Sending several spaceships at different speeds can result in inhabitting a planet without “waiting” to send the next spaceship.</text:p>
      <text:p text:style-name="P74">Timeline</text:p>
      <text:p text:style-name="P60"/>
      <text:p text:style-name="P62">Year -600 Terraforming //algaes, organisms, and chemicals sprayed to change atmosphere</text:p>
      <text:p text:style-name="P61">Year -500 <text:span text:style-name="T65">Terraforming phase 2</text:span> // P<text:span text:style-name="T61">lants introduced </text:span>via seed drops from outer space.<text:span text:style-name="T61"> </text:span></text:p>
      <text:p text:style-name="P61">Year -400 Noah's Ark // Animals introduced via drop ships.</text:p>
      <text:p text:style-name="P60">Year -<text:span text:style-name="T63">3</text:span>00 Scientific Expedition //<text:span text:style-name="T63">First humans to arrive, edible plants, animals inspected</text:span></text:p>
      <text:p text:style-name="P60"><text:span text:style-name="T64">Year</text:span> -<text:span text:style-name="T63">2</text:span>80 <text:span text:style-name="T64">Crisis: </text:span>scientists die out.</text:p>
      <text:p text:style-name="P60"><text:span text:style-name="T64">Year </text:span>-2<text:span text:style-name="T63">0</text:span>0 <text:span text:style-name="T64">Military presence established</text:span> <text:span text:style-name="T62">(60 military bases emulating Bucky ball structure, many go defunct due to alien raids)</text:span></text:p>
      <text:p text:style-name="P60"><text:span text:style-name="T64">Year -100 </text:span>Civilian presence established to build towns and cultivate farms</text:p>
      <text:p text:style-name="P60">Year Zero, the year the bulk of humanity arrives on planet Ammonia.</text:p>
      <text:p text:style-name="P57"/>
      <text:p text:style-name="P58"/>
      <text:p text:style-name="P73"><text:span text:style-name="T55">Grass is yellow, orange, red (model aft</text:span><text:span text:style-name="T57">er </text:span><text:span text:style-name="T56">carotenoids</text:span><text:span text:style-name="T58">). </text:span><text:span text:style-name="T59">Earth plant species (invasive) are often green in comparison.</text:span></text:p>
      <text:p text:style-name="P69">Zoom in: meteor-like entry <text:span text:style-name="T12">into the</text:span> atmosphere</text:p>
      <text:p text:style-name="P8">Zoom in: spacecraft <text:span text:style-name="T17">discernible</text:span></text:p>
      <text:p text:style-name="P8">Extreme Closeup: Breakdown of spaceship</text:p>
      <text:p text:style-name="P8"/>
      <text:p text:style-name="P9">Establishing shot of Ammonia from the surface.</text:p>
      <text:p text:style-name="P9">Spacecraft landing within establishing shot's frame.</text:p>
      <text:p text:style-name="P9"/>
      <text:p text:style-name="P9">[Historic Information not known to viewer: Sherlock ran a marathon then got into his Cryochamber.]</text:p>
      <text:p text:style-name="P9"/>
      <text:p text:style-name="P13">Several faces in cryocells, then... feet?</text:p>
      <text:p text:style-name="P9"/>
      <text:p text:style-name="P9"><text:span text:style-name="T14">X-ray vision to show </text:span>Sherlock in his Cryocell, thawing <text:span text:style-name="T15">in a single-handed handstand position (note armcannon pose)</text:span>.</text:p>
      <text:p text:style-name="P9"/>
      <text:p text:style-name="P9">Crosscut to show others slowly acclimating to being mobile again, <text:span text:style-name="T13">noticeably</text:span> shivering.</text:p>
      <text:p text:style-name="P9"/>
      <text:p text:style-name="P9">Sherlock does stretches, one-arm pullups, one-arm pushups, <text:span text:style-name="T13">hanging</text:span> situps.</text:p>
      <text:p text:style-name="P9"/>
      <text:p text:style-name="P10">Doors still remain closed, more and more civilians cluster around the doorway to exit the lander.</text:p>
      <text:p text:style-name="P10"/>
      <text:p text:style-name="P10">Sherlock continues his stretches.</text:p>
      <text:p text:style-name="P10"/>
      <text:p text:style-name="P11">When the doors open, Sherlock <text:span text:style-name="T15">waits patiently for others to disembark before</text:span> <text:span text:style-name="T15">starting a</text:span> marathon through muddy roads and wheat fields <text:span text:style-name="T15">towards the nearest village</text:span>.</text:p>
      <text:p text:style-name="P11"/>
      <text:p text:style-name="P14">On the way to the village he helps a<text:span text:style-name="T16">n</text:span> <text:span text:style-name="T16">off-road</text:span> vehicle stuck in <text:span text:style-name="T25">a sinkhole</text:span> <text:span text:style-name="T25">with half a pill</text:span>. <text:span text:style-name="T25">(foreshadowing his ability.)</text:span></text:p>
      <text:p text:style-name="P14"/>
      <text:p text:style-name="P33">Mentor / 1000 year handstand / <text:span text:style-name="T27">There's nothing like sipping thousand year wine in a brand new world.</text:span></text:p>
      <text:p text:style-name="P33"/>
      <text:p text:style-name="P33">Unfreezing the most important</text:p>
      <text:p text:style-name="P33"/>
      <text:p text:style-name="P33">Awaken at year zero close to the transition to year one to accelerate story.</text:p>
      <text:p text:style-name="P33"/>
      <text:p text:style-name="P33">Utilize silent flashbacks to try to create the illusion that Sherlock was a protector of the weak and disabled, when he really was <text:span text:style-name="T28">the</text:span> weak and disabled.</text:p>
      <text:p text:style-name="P33"/>
      <text:p text:style-name="P33">Sherlock and prototyping movement assistance devices to help him train his muscles.</text:p>
      <text:p text:style-name="P33"/>
      <text:p text:style-name="P33">Sherlock had a particular group of bullies that he knew from school that arrived on the ship he did and were unfrozen to help with labor around the same time.</text:p>
      <text:p text:style-name="P15"/>
      <text:p text:style-name="P35">Bar scene near the anniversary of the new world. Sherlock pisses off his bullies in a bar when they are drunk. He goes into explicit detail about his reason for resorting to violence having nothing to do with their past quarrels, but when saying so he gives a taste of the wrath that would be true if he decided to release it. He talks about forgiveness between these bursts of vented rage <text:span text:style-name="T29">(fx: *clutch* *loosen*)</text:span>. <text:span text:style-name="T29">Sherlock talks about how they are drunk and should think over their crimes with a long night's sleep and reckoning if their brains, drunk or sober, would admit it.</text:span></text:p>
      <text:p text:style-name="P35"/>
      <text:p text:style-name="P35"><text:soft-page-break/>The bullies get pissed and make plans to get back on him on world a<text:span text:style-name="T43">n</text:span>niversary, which culminates in fireworks burning down the bar and <text:span text:style-name="T30">almost</text:span> resulting in casualties.</text:p>
      <text:p text:style-name="P35"/>
      <text:p text:style-name="P36">Sherlock's mentor dies either here or from an alien, which has yet to be decided. Sherlock's mentor preaches forgiveness saying the mind should remain childish, unbounded (and tormented) by hate.</text:p>
      <text:p text:style-name="P14"/>
      <text:p text:style-name="P36">The twist should probably be that the bullies regret their actions and try to help Sherlock save his mentor, for which he is grateful.</text:p>
      <text:p text:style-name="P14"/>
      <text:p text:style-name="P16">“<text:span text:style-name="T30">Don't hate them” speech. “Hate isn't lightweight. It's a thicker, more viscous coating than tar to the heart, and more painful than pitch. It flays skin. It cracks bone. It burns fat and quarters ligaments. It draws blood and steals your breath away without any intention of giving it back. If you must live a life with a fire in your heart, then let it be passion, not rage.”</text:span></text:p>
      <text:p text:style-name="P32"/>
      <text:p text:style-name="P34">Mentor's dying words: “<text:span text:style-name="T32">You might be alone tonight, but there's a whole new world out there with different people, new species, uncharted seas. I just can't leave you on a sour note, so, </text:span>Sherlock, about your question... <text:span text:style-name="T30">I thought I'd let you cross</text:span> <text:span text:style-name="T31">that thousand</text:span> year handstand <text:span text:style-name="T31">achievement off your bucket list</text:span>.” <text:span text:style-name="T32">[smiling.] “You might only find it symbolic, but I think it's proof that--in this world or the next--hard work will always pay off.</text:span>”</text:p>
      <text:p text:style-name="P34"/>
      <text:p text:style-name="P37">[Begin alien slaver arc, which introduces Wretched. <text:span text:style-name="T33">Initial goal is to save the past bullies and, according to some interpretations (which might never get confirmed or denied), to take revenge on the slavers.</text:span>]</text:p>
      <text:p text:style-name="P16"/>
      <text:p text:style-name="P38">Gent <text:span text:style-name="T39">Josuke</text:span> Jorast <text:span text:style-name="T34">(a nod to Jonathan Joestar and Josuke) and his gun Double Stop (kills Fext and Fenix with glass bullets). Visibly asian. Against all stereotypes he must not die horribly.</text:span></text:p>
      <text:p text:style-name="P16"/>
      <text:p text:style-name="P41">SH initials (Silvers?)</text:p>
      <text:p text:style-name="P41"/>
      <text:p text:style-name="P40">____<text:span text:style-name="T38">ard/</text:span>Eddard? <text:s/><text:span text:style-name="T38">(von?)</text:span> <text:s/><text:span text:style-name="T67">Leovitz?</text:span> ___w/vitz <text:s text:c="4"/>___<text:span text:style-name="T40">wyn?</text:span> <text:s text:c="5"/>Mox/Max/Machs/Masche/Makz/<text:span text:style-name="T69">macsh</text:span> Eisenstein</text:p>
      <text:p text:style-name="P40"/>
      <text:p text:style-name="P65"><text:span text:style-name="T68">Andriel</text:span> von Laovitz mox Eisenstein </text:p>
      <text:p text:style-name="P16"/>
      <text:p text:style-name="P40">“I won't give up 'til my adenosine has died.” – <text:span text:style-name="T35">Writer's note, I apologiz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70">Alien Slaver Arc:</text:p>
      <text:p text:style-name="P16"/>
      <text:p text:style-name="P66">Sherlock </text:p>
      <text:p text:style-name="P75"/>
      <text:p text:style-name="P16"/>
      <text:p text:style-name="P16"/>
      <text:p text:style-name="P16"/>
      <text:p text:style-name="P16"/>
      <text:p text:style-name="P16"/>
      <text:p text:style-name="P14"/>
      <text:p text:style-name="P14"/>
      <text:p text:style-name="P14"/>
      <text:p text:style-name="P14"/>
      <text:p text:style-name="P14"/>
      <text:p text:style-name="P14"/>
      <text:p text:style-name="P17"/>
      <text:p text:style-name="P71">Idea 1:</text:p>
      <text:p text:style-name="P17"/>
      <text:p text:style-name="P17">Butcher's Block</text:p>
      <text:p text:style-name="P17"/>
      <text:p text:style-name="P17">Human Flesh Chop Suey to hide the evidence.</text:p>
      <text:p text:style-name="P17"/>
      <text:p text:style-name="P12"/>
      <text:p text:style-name="P12"/>
      <text:p text:style-name="P17">Idea 2:</text:p>
      <text:p text:style-name="P17"/>
      <text:p text:style-name="P17">HalloweenTown</text:p>
      <text:p text:style-name="P17"/>
      <text:p text:style-name="P18">Fext and Fenix</text:p>
      <text:p text:style-name="P17"/>
      <text:p text:style-name="P31">Glass bullet shadowing a regular bullet against a cocky opponent (Fext) kills Fenix. Usual “how can you accurately shoot two bullets despite recoil and the delay between shots, are you <text:span text:style-name="T26">a</text:span> <text:span text:style-name="T26">daemon?</text:span>”</text:p>
      <text:p text:style-name="P17"/>
      <text:p text:style-name="P17">Idea 3:</text:p>
      <text:p text:style-name="P17"/>
      <text:p text:style-name="P17">God</text:p>
      <text:p text:style-name="P17"/>
      <text:p text:style-name="P17">The man who crosses this threshold shall strike lightning into those he tries to save.</text:p>
      <text:p text:style-name="P17"/>
      <text:p text:style-name="P17"/>
      <text:p text:style-name="P17"/>
      <text:p text:style-name="P17">Idea 4:</text:p>
      <text:p text:style-name="P17"/>
      <text:p text:style-name="P17">Here, Kitty, Kitty</text:p>
      <text:p text:style-name="P17"/>
      <text:p text:style-name="P17"/>
      <text:p text:style-name="P17"/>
      <text:p text:style-name="P17">Idea 5:</text:p>
      <text:p text:style-name="P17"/>
      <text:p text:style-name="P17">Bar Scene with Nitroglycerin</text:p>
      <text:p text:style-name="P17"/>
      <text:p text:style-name="P17"/>
      <text:p text:style-name="P17"/>
      <text:p text:style-name="P19">Idea 6:</text:p>
      <text:p text:style-name="P19"/>
      <text:p text:style-name="P19">4<text:span text:style-name="T18">th</text:span> (Lethal) Pill Toss</text:p>
      <text:p text:style-name="P19"/>
      <text:p text:style-name="P19"/>
      <text:p text:style-name="P19"/>
      <text:p text:style-name="P20">Idea 7:</text:p>
      <text:p text:style-name="P20"/>
      <text:p text:style-name="P20">Mercurial Armor Disintegration</text:p>
      <text:p text:style-name="P20"/>
      <text:p text:style-name="P20"/>
      <text:p text:style-name="P20"/>
      <text:p text:style-name="P20"><text:soft-page-break/>Idea 8:</text:p>
      <text:p text:style-name="P20"/>
      <text:p text:style-name="P20">Underwater Village</text:p>
      <text:p text:style-name="P20"/>
      <text:p text:style-name="P43">Iridium weights due to corrosion resistance. Pressure and ears needs to be addressed during cave resurfacing.</text:p>
      <text:p text:style-name="P20"/>
      <text:p text:style-name="P39">Underwater cave (It works, so long as the oxygen availability is at a low percentage (.<text:span text:style-name="T42">333</text:span>% <text:span text:style-name="T42">roughly for a 1km deep cave</text:span>)</text:p>
      <text:p text:style-name="P42"><text:a xlink:type="simple" xlink:href="http://en.wikipedia.org/wiki/Oxygen_toxicity">http://en.wikipedia.org/wiki/Oxygen_toxicity</text:a></text:p>
      <text:p text:style-name="P42"/>
      <text:p text:style-name="P47">Considerations need to be made for additional pressure of the 3+ km of air for the underwater cave. Additionally considerations need to be made for why the air does not escape through the cracks in the rocks towards the surface of Ammonia. Additionally considerations need to be made for why the O2 levels of the cave are so much lower than the surface of Ammonia.</text:p>
      <text:p text:style-name="P42"/>
      <text:p text:style-name="P44">Explore pain due to sound and hearing in caves due to screaming opponents (increased pressure =&gt; increased speed of sound =&gt; stronger oscillation).</text:p>
      <text:p text:style-name="P44"/>
      <text:p text:style-name="P45">Mariana Trench temperature 34-38 degrees Fahrenheit (<text:a xlink:type="simple" xlink:href="http://www.infoplease.com/askeds/temperature-mariana-trench.html">http://www.infoplease.com/askeds/temperature-mariana-trench.html</text:a>)</text:p>
      <text:p text:style-name="P45"/>
      <text:p text:style-name="P45">4km mineshaft temperature 131 degrees Fahrenheit (<text:a xlink:type="simple" xlink:href="http://en.wikipedia.org/wiki/TauTona_Mine">http://en.wikipedia.org/wiki/TauTona_Mine</text:a>)</text:p>
      <text:p text:style-name="P45"/>
      <text:p text:style-name="P45">double the radius for Ammonia plus less metals means lower core temperature and half the increase in temperature over distance, combine this with a heatsink due to a large ocean and the temperature would be tolerable.</text:p>
      <text:p text:style-name="P45"/>
      <text:p text:style-name="P46">Sharks can survive up to 4km deep in regular water, which means they could survive up to 2km in perfluorocarbons due to doubled density <text:span text:style-name="T41">(</text:span><text:a xlink:type="simple" xlink:href="http://news.sciencemag.org/biology/2014/03/scienceshot-whats-deepest-fish-can-swim"><text:span text:style-name="T41">http://news.sciencemag.org/biology/2014/03/scienceshot-whats-deepest-fish-can-swim</text:span></text:a><text:span text:style-name="T41">).</text:span></text:p>
      <text:p text:style-name="P46"/>
      <text:p text:style-name="P67">Breaking iridium chainmail as a last resort (cowardly fighter) to kill the enemy by explosive depressurization. <text:span text:style-name="T70">The fear of falling up.</text:span></text:p>
      <text:p text:style-name="P20"/>
      <text:p text:style-name="P21">Idea 9:</text:p>
      <text:p text:style-name="P21"/>
      <text:p text:style-name="P21">Magnesium Thermite Claws vs. (Tank?)</text:p>
      <text:p text:style-name="P21"/>
      <text:p text:style-name="P21"/>
      <text:p text:style-name="P21"/>
      <text:p text:style-name="P22">Idea 10: </text:p>
      <text:p text:style-name="P22"/>
      <text:p text:style-name="P22">Armor Frequency Lock</text:p>
      <text:p text:style-name="P22"/>
      <text:p text:style-name="P22"/>
      <text:p text:style-name="P22"/>
      <text:p text:style-name="P22">Idea 11:</text:p>
      <text:p text:style-name="P22"/>
      <text:p text:style-name="P22"><text:soft-page-break/>Brothels</text:p>
      <text:p text:style-name="P22"/>
      <text:p text:style-name="P22"><text:span text:style-name="T21">Silken </text:span>Sextuple Sphincter</text:p>
      <text:p text:style-name="P22"/>
      <text:p text:style-name="P26">Loli's</text:p>
      <text:p text:style-name="P22"/>
      <text:p text:style-name="P22"/>
      <text:p text:style-name="P22"/>
      <text:p text:style-name="P22">Idea 12:</text:p>
      <text:p text:style-name="P22"/>
      <text:p text:style-name="P22">Zombie's resurrection w/ multiple gunshots <text:span text:style-name="T19">(initially sounds like suicide)</text:span></text:p>
      <text:p text:style-name="P22"/>
      <text:p text:style-name="P22"/>
      <text:p text:style-name="P22"/>
      <text:p text:style-name="P22">Idea 13:</text:p>
      <text:p text:style-name="P22"/>
      <text:p text:style-name="P22">Vampires</text:p>
      <text:p text:style-name="P22"/>
      <text:p text:style-name="P22"/>
      <text:p text:style-name="P22"/>
      <text:p text:style-name="P23">Idea 14:</text:p>
      <text:p text:style-name="P23"/>
      <text:p text:style-name="P24">Slenderman</text:p>
      <text:p text:style-name="P24"/>
      <text:p text:style-name="P24"/>
      <text:p text:style-name="P24"/>
      <text:p text:style-name="P25">Idea 15:</text:p>
      <text:p text:style-name="P25"/>
      <text:p text:style-name="P25">Undersea <text:span text:style-name="T36">Hibernation</text:span> Coffin – for reintroducing characters <text:span text:style-name="T20">centuries</text:span> after the fact</text:p>
      <text:p text:style-name="P25"/>
      <text:p text:style-name="P25"/>
      <text:p text:style-name="P25"/>
      <text:p text:style-name="P26">Idea 16:</text:p>
      <text:p text:style-name="P26"/>
      <text:p text:style-name="P27">Wretched—Guillotine <text:span text:style-name="T37">(are attack names announced or square boxed?)</text:span></text:p>
      <text:p text:style-name="P27"/>
      <text:p text:style-name="P27"/>
      <text:p text:style-name="P27"/>
      <text:p text:style-name="P27">Idea 17:</text:p>
      <text:p text:style-name="P27"/>
      <text:p text:style-name="P27">Wretched—heel spike</text:p>
      <text:p text:style-name="P27"/>
      <text:p text:style-name="P68"/>
      <text:p text:style-name="P68"/>
      <text:p text:style-name="P68">Idea 18:</text:p>
      <text:p text:style-name="P68"/>
      <text:p text:style-name="P68">Gender imbalance (2:1 ratio, <text:span text:style-name="T71">mostly male?</text:span>)</text:p>
      <text:p text:style-name="P68"/>
      <text:p text:style-name="P27">….</text:p>
      <text:p text:style-name="P27"><text:soft-page-break/></text:p>
      <text:p text:style-name="P55">Game where everyone but you is bl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00:51:07.178000000</meta:creation-date>
    <dc:date>2015-04-16T21:49:04.259000000</dc:date>
    <meta:editing-duration>P1DT13H40M52S</meta:editing-duration>
    <meta:editing-cycles>119</meta:editing-cycles>
    <meta:generator>LibreOffice/4.2.2.1$Windows_x86 LibreOffice_project/3be8cda0bddd8e430d8cda1ebfd581265cca5a0f</meta:generator>
    <meta:document-statistic meta:table-count="0" meta:image-count="0" meta:object-count="0" meta:page-count="14" meta:paragraph-count="146" meta:word-count="1808" meta:character-count="11298" meta:non-whitespace-character-count="9620"/>
  </office:meta>
</office:document-meta>
</file>